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officeooo:rsid="001bd841" officeooo:paragraph-rsid="001bd841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bd841" officeooo:paragraph-rsid="001bd841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e9e70" officeooo:paragraph-rsid="001e9e70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e9e70" officeooo:paragraph-rsid="001eec49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e9e70" officeooo:paragraph-rsid="001e9e70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1e9e70" officeooo:paragraph-rsid="001eec49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e9e70" officeooo:paragraph-rsid="001e9e7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e9e70" officeooo:paragraph-rsid="001eec4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eec49" officeooo:paragraph-rsid="001eec49" style:font-size-asian="12.25pt" style:font-weight-asian="normal" style:font-size-complex="14pt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eec49" style:font-size-asian="12.25pt" style:font-size-complex="14pt"/>
    </style:style>
    <style:style style:name="T3" style:family="text">
      <style:text-properties fo:font-size="14pt" officeooo:rsid="0021d052" style:font-size-asian="12.25pt" style:font-size-complex="14pt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eec49" style:font-size-asian="12.25pt" style:font-weight-asian="normal" style:font-size-complex="14pt" style:font-weight-complex="normal"/>
    </style:style>
    <style:style style:name="T6" style:family="text">
      <style:text-properties officeooo:rsid="001eec49"/>
    </style:style>
    <style:style style:name="T7" style:family="text">
      <style:text-properties officeooo:rsid="0021d0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</text:p>
      <text:p text:style-name="P2"/>
      <text:p text:style-name="P5">I. Trust Co.</text:p>
      <text:p text:style-name="P5"/>
      <text:p text:style-name="P7">- Information sur l’entreprise :</text:p>
      <text:p text:style-name="P5"><text:span text:style-name="T1"><text:s text:c="3"/></text:span><text:span text:style-name="T2">Secteur d’activité : Vente de produits électrique</text:span></text:p>
      <text:p text:style-name="P7"><text:s text:c="2"/>Nombre salarié : 500</text:p>
      <text:p text:style-name="P7"><text:s text:c="2"/>Progression du chiffre d’affaire : en pleine croissance</text:p>
      <text:p text:style-name="P7"><text:s text:c="2"/>Niveau de strategie : Assez faible</text:p>
      <text:p text:style-name="P7"><text:s text:c="2"/>Presence sur le digitale : faible</text:p>
      <text:p text:style-name="P7"><text:s text:c="2"/>Chiffre d’affaire : 500 000 $ </text:p>
      <text:p text:style-name="P7"><text:s text:c="2"/>Localisation : Bruxelle, Belgique</text:p>
      <text:p text:style-name="P3"/>
      <text:p text:style-name="P5">II. <text:span text:style-name="T7">la Mer</text:span> Cosmetic.</text:p>
      <text:p text:style-name="P5"/>
      <text:p text:style-name="P7">- Information sur l’entreprise :</text:p>
      <text:p text:style-name="P6"><text:span text:style-name="T1"><text:s text:c="3"/></text:span><text:span text:style-name="T2">Secteur d’activité : Cosmétique</text:span></text:p>
      <text:p text:style-name="P7"><text:s text:c="2"/>Nombre salarié : 5</text:p>
      <text:p text:style-name="P7"><text:s text:c="2"/>Progression du chiffre d’affaire : en défaillance</text:p>
      <text:p text:style-name="P7"><text:s text:c="2"/>Niveau de strategie : null</text:p>
      <text:p text:style-name="P7"><text:s text:c="2"/>Presence sur le digitale : absent</text:p>
      <text:p text:style-name="P7"><text:s text:c="2"/>Chiffre d’affaire : 3000 $ </text:p>
      <text:p text:style-name="P4"><text:span text:style-name="T1"><text:s text:c="2"/></text:span><text:span text:style-name="T4"><text:s/>Localisation : </text:span><text:span text:style-name="T5">Marseille</text:span><text:span text:style-name="T4">, </text:span><text:span text:style-name="T5">France</text:span></text:p>
      <text:p text:style-name="P9"/>
      <text:p text:style-name="P6">II<text:span text:style-name="T6">I</text:span>. <text:span text:style-name="T6">Beauty Girls</text:span>.</text:p>
      <text:p text:style-name="P6"/>
      <text:p text:style-name="P8">- Information sur l’entreprise :</text:p>
      <text:p text:style-name="P8"/>
      <text:p text:style-name="P6"><text:span text:style-name="T1"><text:s text:c="2"/></text:span><text:span text:style-name="T2">Secteur d’activité : Habillement</text:span></text:p>
      <text:p text:style-name="P6"><text:span text:style-name="T1"><text:s text:c="2"/>Nombre salarié : </text:span><text:span text:style-name="T2">10</text:span></text:p>
      <text:p text:style-name="P6"><text:span text:style-name="T1"><text:s text:c="2"/>Progression du chiffre d’affaire : en </text:span><text:span text:style-name="T2">expansion</text:span></text:p>
      <text:p text:style-name="P6"><text:span text:style-name="T1"><text:s text:c="2"/>Niveau de strategie : </text:span><text:span text:style-name="T2">forte</text:span></text:p>
      <text:p text:style-name="P6"><text:span text:style-name="T1"><text:s text:c="2"/>Presence sur le digitale : </text:span><text:span text:style-name="T2">facebook et instagram</text:span></text:p>
      <text:p text:style-name="P6"><text:span text:style-name="T1"><text:s text:c="2"/>Chiffre d’affaire : </text:span><text:span text:style-name="T2">10</text:span><text:span text:style-name="T1">000 $ </text:span></text:p>
      <text:p text:style-name="P9"><text:s text:c="3"/>Localisation : Londre, UK</text:p>
      <text:p text:style-name="P9"/>
      <text:p text:style-name="P6"/>
      <text:p text:style-name="P6"><text:soft-page-break/>I<text:span text:style-name="T6">V</text:span>. <text:span text:style-name="T6">Collège Saint Pierre</text:span>.</text:p>
      <text:p text:style-name="P6"/>
      <text:p text:style-name="P8">- Information sur l’entreprise :</text:p>
      <text:p text:style-name="P8"/>
      <text:p text:style-name="P6"><text:span text:style-name="T1"><text:s text:c="2"/></text:span><text:span text:style-name="T2">Secteur d’activité : Etablissement scolaire</text:span></text:p>
      <text:p text:style-name="P6"><text:span text:style-name="T1"><text:s text:c="2"/>Nombre salarié : </text:span><text:span text:style-name="T2">100</text:span></text:p>
      <text:p text:style-name="P6"><text:span text:style-name="T1"><text:s text:c="2"/>Progression du chiffre d’affaire : <text:s/></text:span><text:span text:style-name="T2">stationnaire</text:span></text:p>
      <text:p text:style-name="P6"><text:span text:style-name="T1"><text:s text:c="2"/>Niveau de strategie : </text:span><text:span text:style-name="T2">aucune</text:span></text:p>
      <text:p text:style-name="P6"><text:span text:style-name="T1"><text:s text:c="2"/>Presence sur le digitale : </text:span><text:span text:style-name="T2">absente. <text:s/>Desireux avoir un site pour suivi d’ eleves</text:span></text:p>
      <text:p text:style-name="P6"><text:span text:style-name="T1"><text:s text:c="2"/>Chiffre d’affaire : </text:span><text:span text:style-name="T2">55</text:span><text:span text:style-name="T1">000 $ </text:span></text:p>
      <text:p text:style-name="P9"><text:s text:c="2"/>Localisation : Kinshasa, RDC</text:p>
      <text:p text:style-name="P9"/>
      <text:p text:style-name="P9"/>
      <text:p text:style-name="P6"><text:span text:style-name="T6">V</text:span>.<text:span text:style-name="T7">Hopital</text:span> <text:span text:style-name="T7">Rapha </text:span>.</text:p>
      <text:p text:style-name="P6"/>
      <text:p text:style-name="P8">- Information sur l’entreprise :</text:p>
      <text:p text:style-name="P8"/>
      <text:p text:style-name="P6"><text:span text:style-name="T1"><text:s text:c="2"/></text:span><text:span text:style-name="T2">Secteur d’activité : </text:span><text:span text:style-name="T3">Centre Hospitalier</text:span></text:p>
      <text:p text:style-name="P6"><text:span text:style-name="T1"><text:s text:c="2"/>Nombre salarié : </text:span><text:span text:style-name="T3">3</text:span><text:span text:style-name="T2">00</text:span></text:p>
      <text:p text:style-name="P6"><text:span text:style-name="T1"><text:s text:c="2"/>Progression du chiffre d’affaire : <text:s/></text:span><text:span text:style-name="T3">null</text:span></text:p>
      <text:p text:style-name="P6"><text:span text:style-name="T1"><text:s text:c="2"/>Niveau de strategie : </text:span><text:span text:style-name="T2">aucune</text:span></text:p>
      <text:p text:style-name="P6"><text:span text:style-name="T1"><text:s text:c="2"/>Presence sur le digitale : </text:span><text:span text:style-name="T2">absente. <text:s/>Desireux avoir un site </text:span><text:span text:style-name="T3">pour les prise de rendez-vous</text:span></text:p>
      <text:p text:style-name="P6"><text:span text:style-name="T1"><text:s text:c="2"/>Chiffre d’affaire : </text:span><text:span text:style-name="T3">700 </text:span><text:span text:style-name="T1">000 $ </text:span></text:p>
      <text:p text:style-name="P9"><text:s text:c="2"/>Localisation : Kinshasa, RDC</text:p>
      <text:p text:style-name="P9"/>
      <text:p text:style-name="P9"/>
      <text:p text:style-name="P6"><text:span text:style-name="T6">VI</text:span>. <text:span text:style-name="T6">Hi-Techno</text:span>.</text:p>
      <text:p text:style-name="P6"/>
      <text:p text:style-name="P8">- Information sur l’entreprise :</text:p>
      <text:p text:style-name="P8"/>
      <text:p text:style-name="P6"><text:span text:style-name="T1"><text:s text:c="2"/></text:span><text:span text:style-name="T2">Secteur d’activité : Développement application mobile</text:span></text:p>
      <text:p text:style-name="P6"><text:span text:style-name="T1"><text:s text:c="2"/>Nombre salarié : </text:span><text:span text:style-name="T2">10</text:span></text:p>
      <text:p text:style-name="P6"><text:span text:style-name="T1"><text:s text:c="2"/>Progression du chiffre d’affaire : <text:s/></text:span><text:span text:style-name="T2">en extension</text:span></text:p>
      <text:p text:style-name="P6"><text:span text:style-name="T1"><text:s text:c="2"/>Niveau de strategie : </text:span><text:span text:style-name="T2">aucune</text:span></text:p>
      <text:p text:style-name="P6"><text:span text:style-name="T1"><text:s text:c="2"/>Presence sur le digitale : </text:span><text:span text:style-name="T2">present mais mal reference</text:span></text:p>
      <text:p text:style-name="P6"><text:span text:style-name="T1"><text:s text:c="2"/>Chiffre d’affaire : </text:span><text:span text:style-name="T2">4</text:span><text:span text:style-name="T1">000 $ </text:span></text:p>
      <text:p text:style-name="P9"><text:s text:c="2"/>Localisation : Brazzaville, République du Con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6:49:23.753391239</meta:creation-date>
    <dc:date>2021-03-20T13:55:28.525508308</dc:date>
    <meta:editing-duration>PT5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293" meta:character-count="1913" meta:non-whitespace-character-count="1576"/>
  </office:meta>
</office:document-meta>
</file>